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lumnos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Alumnos.A" style:family="table-column">
      <style:table-column-properties style:column-width="4.397cm" style:rel-column-width="16383*"/>
    </style:style>
    <style:style style:name="Alumnos.D" style:family="table-column">
      <style:table-column-properties style:column-width="4.397cm" style:rel-column-width="16386*"/>
    </style:style>
    <style:style style:name="Alumnos.1" style:family="table-row">
      <style:table-row-properties fo:keep-together="auto"/>
    </style:style>
    <style:style style:name="Alumnos.A1" style:family="table-cell">
      <style:table-cell-properties fo:background-color="#000000" fo:padding="0cm" fo:border="none" style:writing-mode="page">
        <style:background-image/>
      </style:table-cell-properties>
    </style:style>
    <style:style style:name="Alumno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Alumnos.C2" style:family="table-cell" style:data-style-name="N10000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Alumnos.A3" style:family="table-cell">
      <style:table-cell-properties fo:background-color="#cccccc" fo:padding="0cm" fo:border="none" style:writing-mode="page">
        <style:background-image/>
      </style:table-cell-properties>
    </style:style>
    <style:style style:name="Alumnos.B3" style:family="table-cell" style:data-style-name="N10000">
      <style:table-cell-properties style:vertical-align="bottom" fo:background-color="#cccccc" fo:padding="0cm" fo:border="none" style:writing-mode="page">
        <style:background-image/>
      </style:table-cell-properties>
    </style:style>
    <style:style style:name="Alumnos.A5" style:family="table-cell">
      <style:table-cell-properties fo:background-color="#cccccc" fo:padding="0cm" fo:border="none" style:writing-mode="page">
        <style:background-image/>
      </style:table-cell-properties>
    </style:style>
    <style:style style:name="Alumnos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Alumnos.B6" style:family="table-cell" style:data-style-name="N10000">
      <style:table-cell-properties style:vertical-align="bottom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5eb91e" style:font-name="Calibri" fo:font-size="20pt" officeooo:rsid="000d01e0" officeooo:paragraph-rsid="000d01e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5eb91e" style:font-name="Calibri" fo:font-size="20pt" officeooo:rsid="000d01e0" officeooo:paragraph-rsid="000d01e0" style:font-size-asian="20pt" style:font-size-complex="20pt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01e0" officeooo:paragraph-rsid="000d0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ff8" officeooo:paragraph-rsid="000eaf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ff8" officeooo:paragraph-rsid="000d0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ff8" officeooo:paragraph-rsid="000eaf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01e0"/>
    </style:style>
    <style:style style:name="T2" style:family="text">
      <style:text-properties officeooo:rsid="000eaff8"/>
    </style:style>
    <style:style style:name="fr1" style:family="graphic" style:parent-style-name="OLE">
      <style:graphic-properties style:horizontal-pos="center" style:horizontal-rel="paragraph" draw:ole-draw-aspect="1"/>
    </style:style>
    <number:number-style style:name="N10000" number:language="es" number:country="MX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E SEMANAL.</text:p>
      <text:p text:style-name="P1"/>
      <table:table table:name="Alumnos" table:style-name="Alumnos" table:template-name="Lista simple sombreada">
        <table:table-column table:style-name="Alumnos.A" table:number-columns-repeated="3"/>
        <table:table-column table:style-name="Alumnos.D"/>
        <table:table-row table:style-name="Alumnos.1">
          <table:table-cell table:style-name="Alumnos.A1" office:value-type="string">
            <text:p text:style-name="P3"/>
          </table:table-cell>
          <table:table-cell table:style-name="Alumnos.A1" office:value-type="string">
            <text:p text:style-name="P3"><text:s text:c="11"/><text:span text:style-name="T1">Activos</text:span></text:p>
          </table:table-cell>
          <table:table-cell table:style-name="Alumnos.A1" office:value-type="string">
            <text:p text:style-name="P3"><text:s text:c="3"/><text:span text:style-name="T1">Constantes</text:span></text:p>
          </table:table-cell>
          <table:table-cell table:style-name="Alumnos.A1" office:value-type="string">
            <text:p text:style-name="P3"><text:s text:c="3"/><text:span text:style-name="T1">Inactivos</text:span></text:p>
          </table:table-cell>
        </table:table-row>
        <table:table-row>
          <table:table-cell table:style-name="Alumnos.A2" office:value-type="string">
            <text:p text:style-name="P4"><text:s/><text:span text:style-name="T1">Lunes</text:span></text:p>
          </table:table-cell>
          <table:table-cell table:style-name="Alumnos.A2" office:value-type="string">
            <text:p text:style-name="P9"><text:s/><text:span text:style-name="T2">20</text:span></text:p>
          </table:table-cell>
          <table:table-cell table:style-name="Alumnos.C2" office:value-type="float" office:value="5">
            <text:p text:style-name="P8">5</text:p>
          </table:table-cell>
          <table:table-cell table:style-name="Alumnos.C2" office:value-type="float" office:value="1">
            <text:p text:style-name="P8">1</text:p>
          </table:table-cell>
        </table:table-row>
        <table:table-row>
          <table:table-cell table:style-name="Alumnos.A3" office:value-type="string">
            <text:p text:style-name="P5">Martes</text:p>
          </table:table-cell>
          <table:table-cell table:style-name="Alumnos.B3" office:value-type="float" office:value="25">
            <text:p text:style-name="P8">25</text:p>
          </table:table-cell>
          <table:table-cell table:style-name="Alumnos.B3" office:value-type="float" office:value="8">
            <text:p text:style-name="P8">8</text:p>
          </table:table-cell>
          <table:table-cell table:style-name="Alumnos.B3" office:value-type="float" office:value="5">
            <text:p text:style-name="P8">5</text:p>
          </table:table-cell>
        </table:table-row>
        <table:table-row>
          <table:table-cell table:style-name="Alumnos.A2" office:value-type="string">
            <text:p text:style-name="P7">Miércoles</text:p>
          </table:table-cell>
          <table:table-cell table:style-name="Alumnos.C2" office:value-type="float" office:value="15">
            <text:p text:style-name="P8">15</text:p>
          </table:table-cell>
          <table:table-cell table:style-name="Alumnos.C2" office:value-type="float" office:value="2">
            <text:p text:style-name="P8">2</text:p>
          </table:table-cell>
          <table:table-cell table:style-name="Alumnos.C2" office:value-type="float" office:value="0">
            <text:p text:style-name="P8">0</text:p>
          </table:table-cell>
        </table:table-row>
        <table:table-row>
          <table:table-cell table:style-name="Alumnos.A5" office:value-type="string">
            <text:p text:style-name="P5">Jueves</text:p>
          </table:table-cell>
          <table:table-cell table:style-name="Alumnos.B3" office:value-type="float" office:value="18">
            <text:p text:style-name="P8">18</text:p>
          </table:table-cell>
          <table:table-cell table:style-name="Alumnos.B3" office:value-type="float" office:value="3">
            <text:p text:style-name="P8">3</text:p>
          </table:table-cell>
          <table:table-cell table:style-name="Alumnos.B3" office:value-type="float" office:value="1">
            <text:p text:style-name="P8">1</text:p>
          </table:table-cell>
        </table:table-row>
        <table:table-row>
          <table:table-cell table:style-name="Alumnos.A6" office:value-type="string">
            <text:p text:style-name="P6">Total</text:p>
          </table:table-cell>
          <table:table-cell table:style-name="Alumnos.B6" office:value-type="float" office:value="78">
            <text:p text:style-name="P8">78</text:p>
          </table:table-cell>
          <table:table-cell table:style-name="Alumnos.B6" office:value-type="float" office:value="18">
            <text:p text:style-name="P8">18</text:p>
          </table:table-cell>
          <table:table-cell table:style-name="Alumnos.B6" office:value-type="float" office:value="7">
            <text:p text:style-name="P8">7</text:p>
          </table:table-cell>
        </table:table-row>
      </table:table>
      <text:p text:style-name="P2"/>
      <text:p text:style-name="P2"/>
      <text:p text:style-name="P2"/>
      <text:p text:style-name="P2"><draw:frame draw:style-name="fr1" draw:name="Objeto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simple_20_sombreada.1" style:display-name="Lista simple sombreada.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simple_20_sombreada.2" style:display-name="Lista simple sombreada.2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3" style:display-name="Lista simple sombreada.3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4" style:display-name="Lista simple sombreada.4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5" style:display-name="Lista simple sombreada.5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6" style:display-name="Lista simple sombreada.6" style:family="table-cell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7" style:display-name="Lista simple sombreada.7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8" style:display-name="Lista simple sombreada.8" style:family="table-cell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9" style:display-name="Lista simple sombreada.9" style:family="table-cell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10" style:display-name="Lista simple sombreada.10" style:family="table-cell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11" style:display-name="Lista simple sombreada.1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simple_20_sombreada.12" style:display-name="Lista simple sombreada.12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simple_20_sombreada.13" style:display-name="Lista simple sombreada.13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14" style:display-name="Lista simple sombreada.14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Lista_20_simple_20_sombreada.15" style:display-name="Lista simple sombreada.15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simple_20_sombreada.16" style:display-name="Lista simple sombreada.16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8T12:34:05.254000000</meta:creation-date>
    <dc:date>2022-03-18T14:55:34.188000000</dc:date>
    <meta:editing-duration>PT20M43S</meta:editing-duration>
    <meta:editing-cycles>2</meta:editing-cycles>
    <meta:generator>LibreOffice/6.2.0.3$Windows_X86_64 LibreOffice_project/98c6a8a1c6c7b144ce3cc729e34964b47ce25d62</meta:generator>
    <meta:document-statistic meta:table-count="1" meta:image-count="0" meta:object-count="1" meta:page-count="1" meta:paragraph-count="24" meta:word-count="25" meta:character-count="113" meta:non-whitespace-character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MX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1cm"/>
    </style:style>
    <style:style style:name="P1" style:family="paragraph">
      <style:text-properties fo:font-family="Albany" style:font-family-generic="roman" style:font-pitch="variable" fo:font-size="10pt" style:font-size-asian="10pt" style:font-size-complex="10pt"/>
    </style:style>
    <style:style style:name="P2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497cm" svg:y="3.702cm" style:legend-expansion="high" chart:style-name="ch2"/>
        <chart:plot-area chart:style-name="ch3" chart:data-source-has-labels="both" svg:x="0.319cm" svg:y="0.179cm" svg:width="12.859cm" svg:height="8.641cm">
          <chartooo:coordinate-region svg:x="0.94cm" svg:y="0.379cm" svg:width="12.238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2" svg:width="1.801cm" svg:height="0.398cm" svg:x="0cm" svg:y="0cm">
          <draw:text-box>
            <text:p text:style-name="P1">10,10,10,10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os</text:p>
              </table:table-cell>
              <table:table-cell office:value-type="string">
                <text:p>Constantes</text:p>
              </table:table-cell>
              <table:table-cell office:value-type="string">
                <text:p>Inactivos</text:p>
              </table:table-cell>
            </table:table-row>
          </table:table-header-rows>
          <table:table-rows>
            <table:table-row>
              <table:table-cell office:value-type="string">
                <text:p>Lunes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tes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ércoles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eves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